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065" officeooo:paragraph-rsid="0003f065"/>
    </style:style>
    <style:style style:name="P2" style:family="paragraph" style:parent-style-name="Standard" style:list-style-name="L1">
      <style:text-properties officeooo:rsid="0003f065" officeooo:paragraph-rsid="0003f065"/>
    </style:style>
    <style:style style:name="P3" style:family="paragraph" style:parent-style-name="Standard" style:list-style-name="L1">
      <style:text-properties officeooo:rsid="00041297" officeooo:paragraph-rsid="00041297"/>
    </style:style>
    <style:style style:name="P4" style:family="paragraph" style:parent-style-name="Standard">
      <style:text-properties officeooo:rsid="00041297" officeooo:paragraph-rsid="00041297"/>
    </style:style>
    <style:style style:name="P5" style:family="paragraph" style:parent-style-name="Standard" style:list-style-name="L3">
      <style:text-properties officeooo:rsid="00041297" officeooo:paragraph-rsid="00041297"/>
    </style:style>
    <style:style style:name="P6" style:family="paragraph" style:parent-style-name="Standard" style:list-style-name="L3">
      <style:text-properties officeooo:rsid="0004790d" officeooo:paragraph-rsid="0004790d"/>
    </style:style>
    <style:style style:name="P7" style:family="paragraph" style:parent-style-name="Standard">
      <style:text-properties officeooo:rsid="0004790d" officeooo:paragraph-rsid="0004790d"/>
    </style:style>
    <style:style style:name="P8" style:family="paragraph" style:parent-style-name="Standard" style:list-style-name="L4">
      <style:text-properties officeooo:rsid="0004790d" officeooo:paragraph-rsid="0004790d"/>
    </style:style>
    <style:style style:name="P9" style:family="paragraph" style:parent-style-name="Standard" style:list-style-name="L4">
      <style:text-properties officeooo:paragraph-rsid="0004790d"/>
    </style:style>
    <style:style style:name="P10" style:family="paragraph" style:parent-style-name="Standard" style:list-style-name="L4">
      <style:text-properties officeooo:rsid="0005ce6d" officeooo:paragraph-rsid="0005ce6d"/>
    </style:style>
    <style:style style:name="P11" style:family="paragraph" style:parent-style-name="Standard">
      <style:text-properties officeooo:rsid="0005ce6d" officeooo:paragraph-rsid="0005ce6d"/>
    </style:style>
    <style:style style:name="T1" style:family="text">
      <style:text-properties officeooo:rsid="00041297"/>
    </style:style>
    <style:style style:name="T2" style:family="text">
      <style:text-properties officeooo:rsid="0004790d"/>
    </style:style>
    <style:style style:name="T3" style:family="text">
      <style:text-properties fo:font-weight="bold" style:font-weight-asian="bold" style:font-weight-complex="bold"/>
    </style:style>
    <style:style style:name="T4" style:family="text">
      <style:text-properties fo:font-weight="bold" officeooo:rsid="0004790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iteit peerweb.</text:p>
      <text:p text:style-name="P1"/>
      <text:p text:style-name="P1">Dit is een korte opsomming van de functionaliteit van het pakket peerweb.</text:p>
      <text:p text:style-name="P1">Het wordt sinds 2005 gebruikt door FHTenL en FI<text:span text:style-name="T1">B</text:span>S en de voorgangerinstituten.</text:p>
      <text:p text:style-name="P1"/>
      <text:p text:style-name="P1">Functionaliteit.</text:p>
      <text:list xml:id="list1742375813" text:style-name="L1">
        <text:list-item>
          <text:p text:style-name="P2">Het aanmaken van projecten en projectgroepen ten behoeve van projectonderwijs.</text:p>
          <text:list>
            <text:list-item>
              <text:p text:style-name="P2">Projectgroepen met fotolijsten per projectgroep. Nuttig bij grote projecten of projecten bij aanvang van de studie, wanneer we de studenten nog niet zo goed kennen.</text:p>
            </text:list-item>
          </text:list>
        </text:list-item>
        <text:list-item>
          <text:p text:style-name="P2">Studenten die werken in project groepen elkaar onderling laten beoordelen.</text:p>
          <text:list>
            <text:list-item>
              <text:p text:style-name="P2">De beoordelingscriteria zijn per project vast te leggen door de projecteigenaar.</text:p>
            </text:list-item>
            <text:list-item>
              <text:p text:style-name="P2">Naast cijfermatig oordeel ook additionele opmerkingen over studenten. Deze alleen zichtbaar voor tutor.</text:p>
            </text:list-item>
            <text:list-item>
              <text:p text:style-name="P2">Beoordelingen zijn anoniem. Daarvoor is wel een minimale groepsgrootte van belang (&gt;= 3).</text:p>
            </text:list-item>
          </text:list>
        </text:list-item>
        <text:list-item>
          <text:p text:style-name="P2">Studenten bestanden laten uploaden ten behoeve van eigen portfolio of van groepsportfolio.</text:p>
        </text:list-item>
        <text:list-item>
          <text:p text:style-name="P2">Het geven van feedback op de ge-uploaded producten door tutor en mede studenten.</text:p>
        </text:list-item>
        <text:list-item>
          <text:p text:style-name="P2">Het geven en beperken van toegang tot gezamenlijk versiebeheer.</text:p>
          <text:list>
            <text:list-item>
              <text:p text:style-name="P2">Per project groep of per student aparte repository</text:p>
            </text:list-item>
            <text:list-item>
              <text:p text:style-name="P2">Repository wordt enkel gedeeld door groepsleden en tutoren binnen project.</text:p>
            </text:list-item>
            <text:list-item>
              <text:p text:style-name="P2">Toegang is beperkt tot student-leden van dezelfde projectgroep.</text:p>
            </text:list-item>
          </text:list>
        </text:list-item>
        <text:list-item>
          <text:p text:style-name="P2">Aanmaken en beheren van klassenlijsten.</text:p>
          <text:list>
            <text:list-item>
              <text:p text:style-name="P2">Klassenlijsten impliceert ook klassenfotolijsten.</text:p>
            </text:list-item>
            <text:list-item>
              <text:p text:style-name="P2">Fotolijsten (in peerweb) zijn altijd up to date met actuele klasse en groepsindeling</text:p>
            </text:list-item>
          </text:list>
        </text:list-item>
        <text:list-item>
          <text:p text:style-name="P2">Aanmaken van kandidaatlijsten voor tentamens en performance assessment (met name: multiple choice tentamens). Kandidaatlijsten kunnen worden opgemaakt in excel formaat voor directe cijferimport in progress.</text:p>
        </text:list-item>
        <text:list-item>
          <text:p text:style-name="P2">Toewijzen van Studieloopbaanbegeleider en overzicht voor studieloopbaanbegeleiders.</text:p>
        </text:list-item>
        <text:list-item>
          <text:p text:style-name="P2">Aanwezigheidsregistratie.</text:p>
        </text:list-item>
        <text:list-item>
          <text:p text:style-name="P2">Registratie taken uitgevoerd.</text:p>
        </text:list-item>
        <text:list-item>
          <text:p text:style-name="P3">beheer van persoonlijke gegevens, portfolio en persoonlijk repository.</text:p>
        </text:list-item>
      </text:list>
      <text:p text:style-name="P4"/>
      <text:p text:style-name="P4">Rollen, toegang en rechten.</text:p>
      <text:p text:style-name="P4"/>
      <text:p text:style-name="P4">Peerweb kent twee rollen.</text:p>
      <text:list xml:id="list3451096520" text:style-name="L3">
        <text:list-item>
          <text:p text:style-name="P5">Studenten. Studenten hebben toegang tot naam en studentnummer van studenten in dezelfde klas of dezelfde groep. Dit is de informatie die de studenten van nature al hebben wanneer ze aan de activiteiten in klas en project deelnemen. Studenten in projectgroepen delen elkaars werk en kunnen dat dus ook inzien (en daarop feedback geven).</text:p>
        </text:list-item>
        <text:list-item>
          <text:p text:style-name="P5">Tutoren (geldt ook voor overig personeel) kunnen naam, adres, woonplaats, slb, <text:span text:style-name="T2">cohort, email adres en klastoewijzing van groepsleden zien. Dit zijn de minimale rechten die een groepsbegeleidende tutor heeft.</text:span></text:p>
          <text:p text:style-name="P6"/>
          <text:p text:style-name="P6">In het rechtenmodel van peerweb zijn tutoren en (administratief) personeel gelijkgeschakeld, met wat differentiatie in rechten.</text:p>
        </text:list-item>
      </text:list>
      <text:p text:style-name="P7"/>
      <text:list xml:id="list943527521" text:style-name="L4">
        <text:list-item>
          <text:p text:style-name="P9"><text:span text:style-name="T2">Tutoren en personeel die daarvoor het recht hebben (binnen peerweb) kunnen studentgegevens </text:span><text:span text:style-name="T4">opzoeken</text:span><text:span text:style-name="T2"> op basis van naam, opleiding etc en studentnummer.</text:span></text:p>
        </text:list-item>
        <text:list-item>
          <text:p text:style-name="P8">Tutoren die daarvoor het recht hebben kunnen studentgegevens <text:span text:style-name="T3">muteren,</text:span> met name klas en slb toewijzing. Deze verantwoordelijkheid ligt bij de teamleiders of door de teamleider gedelegeerde medewerken.</text:p>
        </text:list-item>
        <text:list-item>
          <text:p text:style-name="P10"><text:soft-page-break/>Wanneer studenten kunnen worden opgezocht kan ook worden doorgelinkt naar progress, en is afhankelijk van de rechten daar progress informatie over studenten te vinden.</text:p>
        </text:list-item>
        <text:list-item>
          <text:p text:style-name="P10">Medewerkers met het recht <text:span text:style-name="T3">enrol</text:span> en <text:span text:style-name="T3">sync_progress </text:span><text:span text:style-name="T5"><text:s/>kunnen studentinformatie in bulk invoeren of bijwerken.</text:span></text:p>
        </text:list-item>
        <text:list-item>
          <text:p text:style-name="P10"><text:span text:style-name="T5">Nevenfunctionaliteit van de bulkinvoer met progress view sv05 is het maken van fotokaarten (boarding card) <text:s/>en klassenindelingskaartjes ter ondersteuning van de processen bij nieuwe instroom.</text:span></text:p>
        </text:list-item>
      </text:list>
      <text:p text:style-name="P11"><text:span text:style-name="T5"/></text:p>
      <text:p text:style-name="P11"><text:span text:style-name="T5">Stand 2017-08-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1:39:05.508779332</meta:creation-date>
    <dc:title>exam</dc:title>
    <meta:editing-duration>PT6M27S</meta:editing-duration>
    <meta:editing-cycles>2</meta:editing-cycles>
    <meta:generator>LibreOffice/5.4.0.3$Linux_X86_64 LibreOffice_project/40m0$Build-3</meta:generator>
    <meta:initial-creator>Pieter van den Hombergh</meta:initial-creator>
    <dc:date>2017-08-31T12:21:44.413769065</dc:date>
    <dc:creator>Pieter van den Hombergh</dc:creator>
    <meta:document-statistic meta:table-count="0" meta:image-count="0" meta:object-count="0" meta:page-count="2" meta:paragraph-count="35" meta:word-count="481" meta:character-count="3361" meta:non-whitespace-character-count="2940"/>
    <meta:template xlink:type="simple" xlink:actuate="onRequest" xlink:title="exam" xlink:href="../../.config/libreoffice/4/user/template/exam.ott" meta:date="2017-08-31T11:39:04.710778069"/>
  </office:meta>
</office:document-meta>
</file>